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a1.B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Standard" style:list-style-name="L7">
      <style:paragraph-properties fo:text-align="start" style:justify-single-word="false"/>
      <style:text-properties fo:font-size="12pt" style:font-size-asian="12pt" style:font-size-complex="12pt"/>
    </style:style>
    <style:style style:name="P19" style:family="paragraph" style:parent-style-name="Standard" style:list-style-name="L8">
      <style:paragraph-properties fo:text-align="start" style:justify-single-word="false"/>
      <style:text-properties fo:font-size="12pt" style:font-size-asian="12pt" style:font-size-complex="12pt"/>
    </style:style>
    <style:style style:name="P20" style:family="paragraph" style:parent-style-name="Standard" style:list-style-name="L10">
      <style:paragraph-properties fo:text-align="start" style:justify-single-word="false"/>
      <style:text-properties fo:font-size="12pt" style:font-size-asian="12pt" style:font-size-complex="12pt"/>
    </style:style>
    <style:style style:name="P21" style:family="paragraph" style:parent-style-name="Standard" style:list-style-name="L11">
      <style:paragraph-properties fo:text-align="start" style:justify-single-word="false"/>
      <style:text-properties fo:font-size="12pt" style:font-size-asian="12pt" style:font-size-complex="12pt"/>
    </style:style>
    <style:style style:name="P22" style:family="paragraph" style:parent-style-name="Standard" style:list-style-name="L12">
      <style:paragraph-properties fo:text-align="start" style:justify-single-word="false"/>
      <style:text-properties fo:font-size="12pt" style:font-size-asian="12pt" style:font-size-complex="12pt"/>
    </style:style>
    <style:style style:name="P23" style:family="paragraph" style:parent-style-name="Standard" style:list-style-name="L13">
      <style:paragraph-properties fo:text-align="start" style:justify-single-word="false"/>
      <style:text-properties fo:font-size="12pt" style:font-size-asian="12pt" style:font-size-complex="12pt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5" style:family="paragraph" style:parent-style-name="Standard" style:list-style-name="L8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6" style:family="paragraph" style:parent-style-name="Standard" style:list-style-name="L9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11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8" style:family="paragraph" style:parent-style-name="Standard" style:list-style-name="L12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9" style:family="paragraph" style:parent-style-name="Standard" style:list-style-name="L13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0" style:family="paragraph" style:parent-style-name="Standard" style:list-style-name="L1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7">
      <style:paragraph-properties fo:text-align="start" style:justify-single-word="false"/>
    </style:style>
    <style:style style:name="P32" style:family="paragraph" style:parent-style-name="Standard">
      <style:paragraph-properties fo:margin-top="0cm" fo:margin-bottom="0cm"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NewRomanPSMT" fo:font-size="12pt" style:font-size-asian="12pt" style:font-name-complex="TimesNewRomanPSMT1" style:font-size-complex="12pt"/>
    </style:style>
    <style:style style:name="T3" style:family="text">
      <style:text-properties style:font-name="TimesNewRomanPSMT" style:font-name-complex="TimesNewRomanPSMT1"/>
    </style:style>
    <style:style style:name="T4" style:family="text">
      <style:text-properties style:font-name="OpenSymbol1" fo:font-size="12pt" style:font-size-asian="12pt" style:font-name-complex="OpenSymbol2" style:font-size-complex="12pt"/>
    </style:style>
    <style:style style:name="T5" style:family="text">
      <style:text-properties style:font-name="OpenSymbol1" style:font-name-complex="OpenSymbol2"/>
    </style:style>
    <style:style style:name="Sect1" style:family="section">
      <style:section-properties text:dont-balance-text-columns="false" style:editable="false">
        <style:columns fo:column-count="2">
          <style:column style:rel-width="8587*" fo:start-indent="0cm" fo:end-indent="0.012cm"/>
          <style:column style:rel-width="1051*" fo:start-indent="0.012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ystem rezerwacji hoteli</text:p>
      <text:p text:style-name="P1"/>
      <text:p text:style-name="P2">PLAN TESTÓW</text:p>
      <text:p text:style-name="P2"/>
      <text:p text:style-name="P3">Mateusz Miotk</text:p>
      <text:p text:style-name="P3">Sylwia Kaczmarczyk</text:p>
      <text:p text:style-name="P3">Michał Kulesz</text:p>
      <text:p text:style-name="P3"/>
      <text:p text:style-name="P3">19 listopada 201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Spis treści</text:p>
      <text:p text:style-name="P4"/>
      <text:p text:style-name="P6">1.Wprowadzenie</text:p>
      <text:section text:style-name="Sect1" text:name="Sekcja1">
        <text:list xml:id="list42187618" text:style-name="L1">
          <text:list-item>
            <text:list>
              <text:list-item>
                <text:p text:style-name="P13">Cel.......................................................................................................................</text:p>
              </text:list-item>
              <text:list-item>
                <text:p text:style-name="P13">Zamierzeni odbiorcy dokumentu........................................................................</text:p>
              </text:list-item>
              <text:list-item>
                <text:p text:style-name="P13">Omówienie reszty dokumentu............................................................................</text:p>
              </text:list-item>
            </text:list>
          </text:list-item>
        </text:list>
        <text:p text:style-name="P6">2.Zarys planowanych testów</text:p>
        <text:list xml:id="list42157113" text:style-name="L2">
          <text:list-item>
            <text:list>
              <text:list-item>
                <text:p text:style-name="P14">Testy, które zostaną wykonane ….......................................................................</text:p>
              </text:list-item>
            </text:list>
          </text:list-item>
        </text:list>
        <text:p text:style-name="P6">3.Metoda testowania</text:p>
        <text:list xml:id="list42175946" text:style-name="L3">
          <text:list-item>
            <text:list>
              <text:list-item>
                <text:p text:style-name="P15">Technika i typy testów........................................................................................</text:p>
                <text:list>
                  <text:list-item>
                    <text:p text:style-name="P15">Testy funkcjonalności........................................................................</text:p>
                  </text:list-item>
                  <text:list-item>
                    <text:p text:style-name="P15">Testy obciążeniowe...........................................................................</text:p>
                  </text:list-item>
                  <text:list-item>
                    <text:p text:style-name="P15">Testy bezpieczeństwa........................................................................</text:p>
                  </text:list-item>
                </text:list>
              </text:list-item>
            </text:list>
          </text:list-item>
        </text:list>
        <text:p text:style-name="P6">4.Warunki rozpoczęcia i zakończenia testów</text:p>
        <text:list xml:id="list42173446" text:style-name="L4">
          <text:list-item>
            <text:list>
              <text:list-item>
                <text:p text:style-name="P16">Plan testów..........................................................................................................</text:p>
                <text:list>
                  <text:list-item>
                    <text:p text:style-name="P16">Warunki uruchomienia planu testów.................................................</text:p>
                  </text:list-item>
                  <text:list-item>
                    <text:p text:style-name="P16">Warunki zakończenia planu testów...................................................</text:p>
                  </text:list-item>
                </text:list>
              </text:list-item>
            </text:list>
          </text:list-item>
        </text:list>
        <text:p text:style-name="P6">5.Produkty</text:p>
        <text:list xml:id="list42167034" text:style-name="L5">
          <text:list-item>
            <text:list>
              <text:list-item>
                <text:p text:style-name="P17">Podsumowanie testów.........................................................................................</text:p>
              </text:list-item>
              <text:list-item>
                <text:p text:style-name="P17">Rejestracja błędów i wymagania zmian..............................................................</text:p>
                <text:list>
                  <text:list-item>
                    <text:p text:style-name="P17">Szczegółowe wyniki testów..............................................................</text:p>
                  </text:list-item>
                </text:list>
              </text:list-item>
            </text:list>
          </text:list-item>
        </text:list>
        <text:p text:style-name="P6">6.Oprogramowanie w środowisko testowym</text:p>
        <text:p text:style-name="P6">7.Historia zmian</text:p>
        <text:p text:style-name="P8">3</text:p>
        <text:p text:style-name="P9">3</text:p>
        <text:p text:style-name="P9">3</text:p>
        <text:p text:style-name="P9">3</text:p>
        <text:p text:style-name="P9">3</text:p>
        <text:p text:style-name="P9">3</text:p>
        <text:p text:style-name="P9">3</text:p>
        <text:p text:style-name="P9">3</text:p>
        <text:p text:style-name="P9">4</text:p>
        <text:p text:style-name="P9">4/5</text:p>
        <text:p text:style-name="P10"><text:tab/>5</text:p>
        <text:p text:style-name="P10"><text:tab/>5</text:p>
        <text:p text:style-name="P10"><text:tab/>5</text:p>
        <text:p text:style-name="P10"><text:tab/>5</text:p>
        <text:p text:style-name="P10"><text:tab/>5</text:p>
        <text:p text:style-name="P10"><text:tab/>5</text:p>
        <text:p text:style-name="P10"><text:tab/>5</text:p>
        <text:p text:style-name="P10"><text:tab/>5<text:tab/></text:p>
        <text:p text:style-name="P10"><text:tab/>5</text:p>
        <text:p text:style-name="P10"><text:tab/>5</text:p>
        <text:p text:style-name="P10"><text:tab/>5</text:p>
      </text:section>
      <text:p text:style-name="P5"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1.Wprowadzenie</text:p>
      <text:list xml:id="list42160604" text:style-name="L6">
        <text:list-item>
          <text:list>
            <text:list-item>
              <text:p text:style-name="P24">Cel</text:p>
            </text:list-item>
          </text:list>
        </text:list-item>
      </text:list>
      <text:p text:style-name="P5"><text:tab/><text:span text:style-name="T3">Celem Planu Testów jest zgromadzenie informacji niezbędnych do kontroli procesu</text:span></text:p>
      <text:p text:style-name="P32"><text:span text:style-name="T2"><text:tab/>testowania Systemu Rezerwacji Hoteli. Dokument opisuje metody testowania</text:span></text:p>
      <text:p text:style-name="P32"><text:span text:style-name="T2"><text:tab/>oprogramowania oraz ogólny plan testów.</text:span></text:p>
      <text:p text:style-name="P32"><text:span text:style-name="T2"><text:tab/>Do tego realizowane są następujące cele:</text:span></text:p>
      <text:p text:style-name="P32"><text:span text:style-name="T4"><text:tab/>– </text:span><text:span text:style-name="T2">wskazanie elementów wymagających testowania</text:span></text:p>
      <text:p text:style-name="P32"><text:span text:style-name="T4"><text:tab/>– </text:span><text:span text:style-name="T2">uzasadnienie poszczególnych zakresów testów</text:span></text:p>
      <text:p text:style-name="P5"><text:span text:style-name="T5"><text:tab/>– </text:span><text:span text:style-name="T3">określenie produktów procesu testowania</text:span></text:p>
      <text:list xml:id="list42167216" text:style-name="L8">
        <text:list-item>
          <text:list>
            <text:list-item>
              <text:p text:style-name="P25">Zamierzeni odbiorcy dokumentu</text:p>
              <text:p text:style-name="P19">Odbiorcami tego dokumentu są:</text:p>
              <text:p text:style-name="P19">- Implementatorzy</text:p>
              <text:p text:style-name="P19">- Zleceniodawca</text:p>
              <text:p text:style-name="P19">-Tester przeprowadzający testy na podstawie tego dokumentu</text:p>
            </text:list-item>
            <text:list-item>
              <text:p text:style-name="P25">Omówienie reszty dokumentu</text:p>
              <text:p text:style-name="P19">W kolejnych punktach będą wymienione elementy systemu, które poddane będą testom wraz z opisem ich przebiegu.</text:p>
            </text:list-item>
          </text:list>
        </text:list-item>
      </text:list>
      <text:p text:style-name="P5"/>
      <text:p text:style-name="P6">2.Zarys planowanych testów</text:p>
      <text:list xml:id="list42167264" text:style-name="L9">
        <text:list-item>
          <text:list>
            <text:list-item>
              <text:p text:style-name="P26">Testy, które zostaną wykonane</text:p>
            </text:list-item>
          </text:list>
        </text:list-item>
      </text:list>
      <text:list xml:id="list42168521" text:style-name="L10">
        <text:list-item>
          <text:p text:style-name="P20">testy wyszukania hotelu przez formularz</text:p>
        </text:list-item>
        <text:list-item>
          <text:p text:style-name="P20">testy zarezerwowania miejsca w hotelu </text:p>
        </text:list-item>
        <text:list-item>
          <text:p text:style-name="P20">testy potwierdzenie rezerwacji </text:p>
        </text:list-item>
        <text:list-item>
          <text:p text:style-name="P20">testy anulowania rezerwacji z systemu</text:p>
        </text:list-item>
        <text:list-item>
          <text:p text:style-name="P20">testy dodające nowy hotel</text:p>
        </text:list-item>
        <text:list-item>
          <text:p text:style-name="P20">testy edytujące hotel</text:p>
        </text:list-item>
        <text:list-item>
          <text:p text:style-name="P20">testy usuwające z systemu hotel</text:p>
        </text:list-item>
        <text:list-item>
          <text:p text:style-name="P20">testy sprawdzające statystykę hotelu</text:p>
        </text:list-item>
        <text:list-item>
          <text:p text:style-name="P20">testy dodawania oceny do danego hotelu </text:p>
        </text:list-item>
        <text:list-item>
          <text:p text:style-name="P20">testy wyliczające w statystyce średnią ocenę hotelu</text:p>
        </text:list-item>
        <text:list-item>
          <text:p text:style-name="P20">testy sprawdzające utratę połączenia z systemem</text:p>
        </text:list-item>
      </text:list>
      <text:p text:style-name="P6">3. Metoda testowania</text:p>
      <text:list xml:id="list42173081" text:style-name="L11">
        <text:list-item>
          <text:list>
            <text:list-item>
              <text:p text:style-name="P27">Technika i typy testów</text:p>
              <text:list>
                <text:list-item>
                  <text:p text:style-name="P27">Testy funkcjonalności</text:p>
                  <text:p text:style-name="P21"><text:span text:style-name="T1">Cel testu: </text:span>Testy funkcjonalności badają czy aplikacja spełnia wymagania funkcjonalne podane w specyfikacji wymagań.</text:p>
                </text:list-item>
                <text:list-item>
                  <text:p text:style-name="P21"/>
                  <text:p text:style-name="P21"><text:span text:style-name="T1">Przypadek testowy: </text:span>Wyszukanie hotelu przez formularz</text:p>
                  <text:p text:style-name="P30">Kryteria sukcesu:</text:p>
                  <text:p text:style-name="P21">-Wyszukanie hotelu zgodnie z wymaganiami użytkownika</text:p>
                  <text:p text:style-name="P21">-Komunikat o braku hotelu o takich wymaganiach</text:p>
                  <text:p text:style-name="P21"/>
                  <text:p text:style-name="P21"><text:span text:style-name="T1">Przypadek testowy: </text:span>Zarezerwowanie miejsca w hotelu</text:p>
                  <text:p text:style-name="P30">Kryteria sukcesu: </text:p>
                  <text:p text:style-name="P21">-Udana rezerwacja czyli otrzymanie potwierdzenia z numerem rezerwacji</text:p>
                  <text:p text:style-name="P21">-Komunikat o braku możliwości dokonania rezerwacji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list xml:id="list42235048" text:continue-numbering="true" text:style-name="L11">
        <text:list-item>
          <text:list>
            <text:list-item>
              <text:list>
                <text:list-header>
                  <text:p text:style-name="P21"><text:soft-page-break/><text:span text:style-name="T1">Przypadek testowy:</text:span>Potwierdzenie rezerwacji</text:p>
                  <text:p text:style-name="P30">Kryteria sukcesu:</text:p>
                  <text:p text:style-name="P21">-Wyświetlenie komunikatu o dokonanej rezerwacji </text:p>
                  <text:p text:style-name="P21">-Komunikat o braku możliwości potwierdzenia rezerwacji z powodu dokonania rezerwacji przez innego użytkownika lub błędu serwera.</text:p>
                  <text:p text:style-name="P21"/>
                  <text:p text:style-name="P21"><text:span text:style-name="T1">Przypadek testowy:</text:span> Anulowanie rezerwacji z systemu</text:p>
                  <text:p text:style-name="P30">Kryteria sukcesu:</text:p>
                  <text:p text:style-name="P21">-Komunikat o rezygnacji rezerwacji czyli usunięcie z systemu danej rezerwacji</text:p>
                  <text:p text:style-name="P21">-Komunikat o braku możliwości anulowania rezerwacji poprzez braku takiej rezerwacji lub podania błędnych danych.</text:p>
                  <text:p text:style-name="P21"/>
                  <text:p text:style-name="P21"><text:span text:style-name="T1">Przypadek testowy:</text:span> Dodanie nowego hotelu</text:p>
                  <text:p text:style-name="P30">Kryteria sukcesu:</text:p>
                  <text:p text:style-name="P21">-Dodanie do bazy systemu hotelu, który przeszedł proces weryfikacji</text:p>
                  <text:p text:style-name="P21">-Komunikat o niepowodzeniu operacji poprzez negatywną weryfikację lub podanie niewystarczających danych</text:p>
                  <text:p text:style-name="P21"/>
                  <text:p text:style-name="P21"><text:span text:style-name="T1">Przypadek testowy:</text:span> Edycja hotelu</text:p>
                  <text:p text:style-name="P30">Kryteria sukcesu:</text:p>
                  <text:p text:style-name="P21">-Komunikat potwierdzający dokonanie zmian w danym hotelu.</text:p>
                  <text:p text:style-name="P21">-Komunikat o braku możliwości edycji hotelu.</text:p>
                  <text:p text:style-name="P21"/>
                  <text:p text:style-name="P21"><text:span text:style-name="T1">Przypadek testowy:</text:span> Usunięcie hotelu</text:p>
                  <text:p text:style-name="P30">Kryteria sukcesu:</text:p>
                  <text:p text:style-name="P21">-Komunikat, mający upewnić użytkownika co do decyzji usunięcia hotelu a następnie komunikat potwierdzający usunięcie danego hotelu.</text:p>
                  <text:p text:style-name="P21">-Komunikat o braku możliwości usunięcia hotelu.</text:p>
                  <text:p text:style-name="P21"/>
                  <text:p text:style-name="P21"><text:span text:style-name="T1">Przypadek testowy:</text:span> Sprawdzanie statystyk hotelu</text:p>
                  <text:p text:style-name="P30">Kryteria sukcesu:</text:p>
                  <text:p text:style-name="P21">-Wyświetlenie statystyk danego hotelu.</text:p>
                  <text:p text:style-name="P21">-Komunikat o braku możliwości wyświetlenia statystyk.</text:p>
                  <text:p text:style-name="P21"/>
                  <text:p text:style-name="P21"><text:span text:style-name="T1">Przypadek testowy: </text:span>Dodanie oceny hotelu</text:p>
                  <text:p text:style-name="P30">Kryteria sukcesu:</text:p>
                  <text:p text:style-name="P21">-Komunikat potwierdzający dodanie zmian w danym hotelu.</text:p>
                  <text:p text:style-name="P21">-Komunikat o braku możliwości dodania oceny.</text:p>
                  <text:p text:style-name="P21"/>
                  <text:p text:style-name="P21"><text:span text:style-name="T1">Przypadek testowy:</text:span> Testy wyliczające średnią ocenę hotelu</text:p>
                  <text:p text:style-name="P30">Kryteria sukcesu:</text:p>
                  <text:p text:style-name="P21">-Wyświetlenie średniej ocen danego hotelu.</text:p>
                  <text:p text:style-name="P21">-Komunikat o braku możliwości wyświetlenia średniej.</text:p>
                  <text:p text:style-name="P21"/>
                </text:list-header>
                <text:list-item>
                  <text:p text:style-name="P27">Testy obciążeniowe</text:p>
                  <text:p text:style-name="P21"><text:span text:style-name="T1">Cel testu:</text:span> Zbadanie zachowania systemu poprzez próby dokonania wielu operacji w tym samym czasie.</text:p>
                  <text:p text:style-name="P21"/>
                  <text:p text:style-name="P21"><text:span text:style-name="T1">Przypadek testowy: </text:span>Dodawanie hotelu przez 10 użytkowników naraz.</text:p>
                  <text:p text:style-name="P21"><text:span text:style-name="T1">Sposób oceny: </text:span>Mierzenie czasu odpowiedzi przez serwer oraz zliczenie <text:s/>ilości niepowodzeń operacji dodania poprzez awarię serwera.</text:p>
                  <text:p text:style-name="P21"/>
                  <text:p text:style-name="P21"><text:soft-page-break/><text:span text:style-name="T1">Przypadek testowy:</text:span> Dokonywanie rezerwacji w tym samym hotelu przez dużą ilość użytkowników</text:p>
                  <text:p text:style-name="P21"><text:span text:style-name="T1">Sposób oceny: </text:span>Mierzenie czasu odpowiedzi przez system oraz zliczenie ilości pozytywnie dokonanych rezerwacji.</text:p>
                  <text:p text:style-name="P21"/>
                  <text:p text:style-name="P21"><text:span text:style-name="T1">Przypadek testowy:</text:span> Dodawanie ocen hotelu przez wielu użytkowników naraz.</text:p>
                  <text:p text:style-name="P21"><text:span text:style-name="T1">Sposób oceny: </text:span>Ilość pozytywnie dodanych ocen hotelu.</text:p>
                  <text:p text:style-name="P21"/>
                </text:list-item>
                <text:list-item>
                  <text:p text:style-name="P27">Testy bezpieczeństwa</text:p>
                  <text:p text:style-name="P21"><text:span text:style-name="T1">Przypadek testowy: </text:span>Nagłe utracenie połączenia z systemem</text:p>
                  <text:p text:style-name="P30">Kryteria sukcesu: </text:p>
                  <text:p text:style-name="P21">-Komunikat o anulowaniu nie zapisanych operacji</text:p>
                  <text:p text:style-name="P21">-Komunikat o przyczynie błędu.</text:p>
                </text:list-item>
              </text:list>
            </text:list-item>
          </text:list>
        </text:list-item>
      </text:list>
      <text:p text:style-name="P6">4. Warunki rozpoczęcia i zakończenia testów</text:p>
      <text:list xml:id="list42178751" text:style-name="L12">
        <text:list-item>
          <text:list>
            <text:list-item>
              <text:p text:style-name="P28">Plan testów</text:p>
              <text:list>
                <text:list-item>
                  <text:p text:style-name="P28">Warunki uruchomienia planu testów</text:p>
                  <text:p text:style-name="P22">Powstanie pierwszej funkcjonalności systemu, spełniające wymagania funkcjonalne.</text:p>
                </text:list-item>
                <text:list-item>
                  <text:p text:style-name="P28">Warunki zakończenia planu testów</text:p>
                  <text:p text:style-name="P22">Zakończenie wszystkich testów opisanych wyżej sukcesem.</text:p>
                </text:list-item>
              </text:list>
            </text:list-item>
          </text:list>
        </text:list-item>
      </text:list>
      <text:p text:style-name="P6">5.Produkty</text:p>
      <text:list xml:id="list42183688" text:style-name="L13">
        <text:list-item>
          <text:list>
            <text:list-item>
              <text:p text:style-name="P29">Podsumowania testów</text:p>
              <text:p text:style-name="P23">Dokument opisujący scenariusze testowe do wykonania i wyniki testów.</text:p>
            </text:list-item>
            <text:list-item>
              <text:p text:style-name="P29">Rejestracja błędów i wymagania zmian.</text:p>
              <text:p text:style-name="P23">Dokumenty powstające w trakcie testów: wykryte błędy i niepowodzenia oraz oczekiwane zmiany.</text:p>
              <text:list>
                <text:list-item>
                  <text:p text:style-name="P29">Szczegółowe wyniki testów</text:p>
                  <text:p text:style-name="P23">Dokument zawierający szczegółowe wyniki testów po każdej fazie testowania.</text:p>
                </text:list-item>
              </text:list>
            </text:list-item>
          </text:list>
        </text:list-item>
      </text:list>
      <text:p text:style-name="P6">6.Oprogramowania w środowisku testowym:</text:p>
      <text:p text:style-name="P6"/>
      <text:p text:style-name="P5">-Google Chrome Wersja 22 i wyżej.</text:p>
      <text:p text:style-name="P5">-Internet Explorer Wersja 8 i wyżej. </text:p>
      <text:p text:style-name="P5">-Mozilla Firefox Wersja 10 i wyżej.</text:p>
      <text:p text:style-name="P5"/>
      <text:p text:style-name="P6">7.Historia zmian</text:p>
      <text:p text:style-name="P5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1">Wersja</text:p>
          </table:table-cell>
          <table:table-cell table:style-name="Tabela1.A1" office:value-type="string">
            <text:p text:style-name="P11">Data</text:p>
          </table:table-cell>
          <table:table-cell table:style-name="Tabela1.A1" office:value-type="string">
            <text:p text:style-name="P11">Opis</text:p>
          </table:table-cell>
          <table:table-cell table:style-name="Tabela1.D1" office:value-type="string">
            <text:p text:style-name="P11">Autor/Autorzy zmian</text:p>
          </table:table-cell>
        </table:table-row>
        <table:table-row>
          <table:table-cell table:style-name="Tabela1.A2" office:value-type="float" office:value="36526">
            <text:p text:style-name="P11">1.0</text:p>
          </table:table-cell>
          <table:table-cell table:style-name="Tabela1.B2" office:value-type="date" office:date-value="2012-11-19">
            <text:p text:style-name="P11">19.11.2012</text:p>
          </table:table-cell>
          <table:table-cell table:style-name="Tabela1.C2" office:value-type="string">
            <text:p text:style-name="P11">Utworzenie dokumentu</text:p>
          </table:table-cell>
          <table:table-cell table:style-name="Tabela1.D2" office:value-type="string">
            <text:p text:style-name="P11">Mateusz Miotk</text:p>
            <text:p text:style-name="P11">Sylwia Kaczmarczyk</text:p>
            <text:p text:style-name="P11">Michał Kulesz</text:p>
          </table:table-cell>
        </table:table-row>
        <table:table-row>
          <table:table-cell table:style-name="Tabela1.A2" office:value-type="float" office:value="36526">
            <text:p text:style-name="P11">1.1</text:p>
          </table:table-cell>
          <table:table-cell table:style-name="Tabela1.B2" office:value-type="date" office:date-value="2012-11-19">
            <text:p text:style-name="P11">19.11.2012</text:p>
          </table:table-cell>
          <table:table-cell table:style-name="Tabela1.C2" office:value-type="string">
            <text:p text:style-name="P11">Drobne poprawki</text:p>
          </table:table-cell>
          <table:table-cell table:style-name="Tabela1.D2" office:value-type="string">
            <text:p text:style-name="P11">Sylwia Kaczmarczyk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0T19:31:43.25</meta:creation-date>
    <dc:date>2012-11-20T22:08:53.35</dc:date>
    <meta:editing-duration>PT38M36S</meta:editing-duration>
    <meta:editing-cycles>2</meta:editing-cycles>
    <meta:generator>OpenOffice.org/3.3$Win32 OpenOffice.org_project/330m20$Build-9567</meta:generator>
    <meta:document-statistic meta:table-count="1" meta:image-count="0" meta:object-count="0" meta:page-count="5" meta:paragraph-count="168" meta:word-count="752" meta:character-count="6753"/>
  </office:meta>
</office:document-meta>
</file>